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22"/>
        <table:table-column table:style-name="co11" table:default-cell-style-name="ce123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sold or disposed of</text:p>
          </table:table-cell>
          <table:table-cell table:style-name="ce344" office:value-type="string" calcext:value-type="string">
            <text:p>Proceeds (sales price)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Sol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sold or disposed of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/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3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140.0" office:value-type="float"/>
          <table:table-cell table:style-name="acquired_lot_note_fiat" office:value="14274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34.6666666666666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1000000 of 3.00000000 B4</text:p>
          </table:table-cell>
          <table:table-cell table:style-name="taxable_event_note_default" office:value-type="string">
            <text:p>1/1: 1.01000000 of 1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default-cell-style-name="ce251"/>
        <table:table-column table:style-name="co28" table:visibility="collapse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Interest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6"/>
          <table:table-cell table:style-name="ce268"/>
          <table:table-cell table:style-name="ce277"/>
          <table:table-cell table:style-name="ce276"/>
          <table:table-cell table:style-name="ce276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/>
          <table:table-cell table:style-name="ce288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Investment Expenses</text:p>
          </table:table-cell>
          <table:covered-table-cell table:style-name="ce128"/>
          <table:covered-table-cell table:style-name="ce255"/>
          <table:covered-table-cell table:style-name="Default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transac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Transaction fee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transact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transact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37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36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91000000 of 5.00000000 B4</text:p>
          </table:table-cell>
          <table:table-cell table:style-name="taxable_event_note_default" office:value-type="string">
            <text:p>1/1: 0.91000000 of 0.9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7.830054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